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FileProvider.getConfi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Provider.closeFileSystem( FileSystem file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FileProvider.Resource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Provider.findFile( final FileObject baseFile , final String uri , final FileSystemOptions fileSystem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